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3.6cm" fo:margin-right="0cm" text:enable-numbering="false" fo:text-indent="-0.6cm"/>
    </style:style>
    <style:style style:name="P6" style:family="paragraph">
      <style:paragraph-properties fo:margin-left="4.8cm" fo:margin-right="0cm" text:enable-numbering="false" fo:text-indent="-0.6cm"/>
    </style:style>
    <style:style style:name="P7" style:family="paragraph">
      <style:paragraph-properties fo:margin-left="2.4cm" fo:margin-right="0cm" fo:text-indent="-0.8cm"/>
    </style:style>
    <style:style style:name="T1" style:family="text">
      <style:text-properties fo:color="#ffff00"/>
    </style:style>
    <style:style style:name="T2" style:family="text">
      <style:text-properties fo:color="#ffcc99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23ff23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66: iterators</presentation:footer-decl>
      <presentation:footer-decl presentation:name="ftr2">CMPTxxxx</presentation:footer-decl>
      <presentation:date-time-decl presentation:name="dtd1" presentation:source="fixed">9 Apr 2008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Iterator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9 April 2008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6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 7</text:p>
          </draw:text-box>
        </draw:frame>
        <draw:frame presentation:style-name="pr5" draw:id="id1" draw:layer="layout" svg:width="25.199cm" svg:height="14.016cm" svg:x="1.4cm" svg:y="4.507cm" presentation:class="outline">
          <draw:text-box>
            <text:list text:style-name="L3">
              <text:list-item>
                <text:p text:style-name="P3">Create an <text:span text:style-name="T1">ArrayList</text:span> of Strings, fill it with your choice of Strings, and print the list.<text:tab/><text:span text:style-name="T2">[4]</text:span></text:p>
              </text:list-item>
            </text:list>
            <text:list text:style-name="L3">
              <text:list-item>
                <text:p text:style-name="P3">What is a <text:span text:style-name="T1">design pattern</text:span>?<text:tab/><text:span text:style-name="T2">[4]</text:span></text:p>
              </text:list-item>
            </text:list>
            <text:list text:style-name="L3">
              <text:list-item>
                <text:p text:style-name="P3"><text:span text:style-name="T1">Name</text:span> and <text:span text:style-name="T1">describe</text:span> two design patterns.<text:tab/><text:span text:style-name="T2">[4]</text:span></text:p>
              </text:list-item>
            </text:list>
            <text:list text:style-name="L3">
              <text:list-item>
                <text:p text:style-name="P3">What is a Java <text:span text:style-name="T1">Collection</text:span>? <text:s/>What can you do with one?<text:tab/><text:span text:style-name="T2">[4]</text:span></text:p>
              </text:list-item>
            </text:list>
            <text:list text:style-name="L3">
              <text:list-item>
                <text:p text:style-name="P3">What is the relationship among <text:span text:style-name="T1">List</text:span>, <text:span text:style-name="T1">AbstractList</text:span>, and <text:span text:style-name="T1">ArrayList</text:span>?<text:tab/><text:span text:style-name="T2">[4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" smil:attributeName="visibility" smil:to="visible"/>
                  <anim:transitionFilter smil:dur="0.5s" smil:targetElement="id1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 7: answers</text:p>
          </draw:text-box>
        </draw:frame>
        <draw:frame presentation:style-name="pr5" draw:id="id2" draw:layer="layout" svg:width="25.199cm" svg:height="14.833cm" svg:x="1.4cm" svg:y="4.507cm" presentation:class="outline" presentation:user-transformed="true">
          <draw:text-box>
            <text:list text:style-name="L3">
              <text:list-item>
                <text:p text:id="id3" text:style-name="P3">Create an <text:span text:style-name="T1">ArrayList</text:span> of Strings, fill it with your choice of Strings, and print the list.<text:tab/><text:span text:style-name="T2">[4]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4" text:style-name="P4"><text:span text:style-name="T3">ArrayList&lt;String&gt; myApples</text:span><text:span text:style-name="T3"><text:line-break/></text:span><text:span text:style-name="T3"><text:tab/></text:span><text:span text:style-name="T3">= new ArrayList&lt;String&gt;(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5" text:style-name="P4"><text:span text:style-name="T3">myApples.add( “Fuji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" text:style-name="P4"><text:span text:style-name="T3">myApples.add( “Red Delicious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" text:style-name="P4"><text:span text:style-name="T3">myApples.add( “Golden Delicious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8" text:style-name="P4"><text:span text:style-name="T3">myApples.add( “Gala” 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3"/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9" text:style-name="P4"><text:span text:style-name="T3">for ( String apple : myApples 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id="id10" text:style-name="P6"><text:span text:style-name="T3">System.out.println( apple 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2" anim:sub-item="background" smil:attributeName="visibility" smil:to="visible"/>
                  <anim:transitionFilter smil:dur="0.5s" smil:targetElement="id2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 7: answers</text:p>
          </draw:text-box>
        </draw:frame>
        <draw:frame presentation:style-name="pr5" draw:id="id11" draw:layer="layout" svg:width="25.199cm" svg:height="14.701cm" svg:x="1.4cm" svg:y="4.507cm" presentation:class="outline" presentation:user-transformed="true">
          <draw:text-box>
            <text:list text:style-name="L3">
              <text:list-item>
                <text:p text:id="id12" text:style-name="P3">What is a <text:span text:style-name="T1">design pattern</text:span>?<text:tab/><text:span text:style-name="T2">[4]</text:span></text:p>
              </text:list-item>
            </text:list>
            <text:list text:style-name="L3">
              <text:list-item>
                <text:list>
                  <text:list-item>
                    <text:p text:id="id13" text:style-name="P7">Named <text:span text:style-name="T1">abstraction</text:span> from a recurring concrete <text:span text:style-name="T1">form</text:span>, expressing the <text:span text:style-name="T1">essence</text:span> of a proven general <text:span text:style-name="T1">solution</text:span> technique</text:p>
                  </text:list-item>
                </text:list>
              </text:list-item>
            </text:list>
            <text:list text:style-name="L3">
              <text:list-item>
                <text:p text:id="id14" text:style-name="P3"><text:span text:style-name="T1">Name</text:span> and <text:span text:style-name="T1">describe</text:span> two design patterns.<text:tab/><text:span text:style-name="T2">[4]</text:span></text:p>
              </text:list-item>
            </text:list>
            <text:list text:style-name="L3">
              <text:list-item>
                <text:list>
                  <text:list-item>
                    <text:p text:id="id15" text:style-name="P7"><text:span text:style-name="T1">Creational</text:span>: factory method, abstract factory, prototype, singlet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6" text:style-name="P7"><text:span text:style-name="T1">Structural</text:span>: facade, adapter, bridge, proxy, decorator, flyweigh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7" text:style-name="P7"><text:span text:style-name="T1">Behavioural</text:span>: observer, mediator, chain of responsibility, iterator, memento, comman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background" smil:attributeName="visibility" smil:to="visible"/>
                  <anim:transitionFilter smil:dur="0.5s" smil:targetElement="id11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 text:style-name="P1">Quiz 7: answers</text:p>
          </draw:text-box>
        </draw:frame>
        <draw:frame presentation:style-name="pr5" draw:id="id18" draw:layer="layout" svg:width="25.199cm" svg:height="14.016cm" svg:x="1.4cm" svg:y="4.507cm" presentation:class="outline">
          <draw:text-box>
            <text:list text:style-name="L3">
              <text:list-item>
                <text:p text:id="id19" text:style-name="P3">What is a Java <text:span text:style-name="T1">Collection</text:span>? <text:s/>What can you do with one?<text:tab/><text:span text:style-name="T2">[4]</text:span></text:p>
              </text:list-item>
            </text:list>
            <text:list text:style-name="L3">
              <text:list-item>
                <text:list>
                  <text:list-item>
                    <text:p text:id="id20" text:style-name="P7">An object that <text:span text:style-name="T1">holds</text:span> other object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1" text:style-name="P7">Check <text:span text:style-name="T1">size</text:span>, if it <text:span text:style-name="T1">contains</text:span> an object, <text:span text:style-name="T1">iterate</text:span></text:p>
                  </text:list-item>
                </text:list>
              </text:list-item>
            </text:list>
            <text:list text:style-name="L3">
              <text:list-item>
                <text:p text:id="id22" text:style-name="P3">What is the relationship among <text:span text:style-name="T1">List</text:span>, <text:span text:style-name="T1">AbstractList</text:span>, and <text:span text:style-name="T1">ArrayList</text:span>?<text:tab/><text:span text:style-name="T2">[4]</text:span></text:p>
              </text:list-item>
            </text:list>
            <text:list text:style-name="L3">
              <text:list-item>
                <text:list>
                  <text:list-item>
                    <text:p text:id="id23" text:style-name="P7">List: <text:span text:style-name="T1">interface</text:span> (sub-interface of Collectio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4" text:style-name="P7">AbstractList: <text:span text:style-name="T1">abstract</text:span> superclass impl Li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7">ArrayList: <text:span text:style-name="T1">concrete</text:span> subclass of AbstractLis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8" anim:sub-item="background" smil:attributeName="visibility" smil:to="visible"/>
                  <anim:transitionFilter smil:dur="0.5s" smil:targetElement="id18" anim:sub-item="background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Collection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 <text:span text:style-name="T1">collection</text:span> is an object that holds other objects</text:p>
              </text:list-item>
            </text:list>
            <text:list text:style-name="L3">
              <text:list-item>
                <text:list>
                  <text:list-item>
                    <text:p text:style-name="P7">Java <text:span text:style-name="T1">interface</text:span>: <text:span text:style-name="T3">Collection&lt;T&gt;</text:span> (java.uti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ust implement: <text:span text:style-name="T3">isEmpty</text:span>(), <text:span text:style-name="T3">size</text:span>(), <text:span text:style-name="T3">contains</text:span>(), <text:span text:style-name="T3">containsAll</text:span>(), <text:span text:style-name="T3">toArray</text:span>(), <text:span text:style-name="T3">iterator</text:span>(), etc.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toArray</text:span>(): convert to a regular <text:span text:style-name="T1">array</text:span> of objects</text:p>
              </text:list-item>
            </text:list>
            <text:list text:style-name="L3">
              <text:list-item>
                <text:p text:style-name="P3"><text:span text:style-name="T3">containsAll</text:span>(<text:span text:style-name="T3">Collection&lt;?&gt;</text:span> c): check if <text:span text:style-name="T1">subset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1">wildcard</text:span>: <text:span text:style-name="T3">ArrayList&lt;?&gt;</text:span>: type can be anyth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3">ArrayList&lt;? extends String&gt;</text:span>: type must subclass St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Optional</text:span> (empty bodies): <text:span text:style-name="T3">add</text:span>(), <text:span text:style-name="T3">remove</text:span>(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Iterators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An <text:span text:style-name="T1">iterator</text:span> is an object that steps through each element in a collection</text:p>
              </text:list-item>
            </text:list>
            <text:list text:style-name="L3">
              <text:list-item>
                <text:list>
                  <text:list-item>
                    <text:p text:style-name="P7">it is not the <text:span text:style-name="T1">collection</text:span> object itself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3">Iterator&lt;T&gt;</text:span> <text:span text:style-name="T1">interface</text:span> (also in java.util):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3">public T nex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Get <text:span text:style-name="T1">next object</text:span> in the collection, or throw <text:span text:style-name="T3">NoSuchElementExcep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3">public boolean hasNext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">Optional</text:span>: <text:span text:style-name="T3">public void remove(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4"><text:span text:style-name="T1">Remove</text:span> the object last returned by next(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5f_25_5f_20Lecture-title" style:display-name="TWU_25_20Lectur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5f_25_5f_20Lecture-subtitle" style:display-name="TWU_25_20Lectur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5f_25_5f_20Lecture-notes" style:display-name="TWU_25_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5f_25_5f_20Lecture-outline1" style:display-name="TWU_25_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 text:style-name="P1"/>
        </draw:path>
        <draw:path draw:style-name="gr4" draw:text-style-name="P15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 text:style-name="P1"/>
        </draw:path>
        <draw:path draw:style-name="gr4" draw:text-style-name="P15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 text:style-name="P1"/>
        </draw:path>
        <draw:path draw:style-name="gr4" draw:text-style-name="P15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 text:style-name="P1"/>
        </draw:path>
        <draw:path draw:style-name="gr4" draw:text-style-name="P15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 text:style-name="P1"/>
        </draw:path>
        <draw:path draw:style-name="gr4" draw:text-style-name="P15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 text:style-name="P1"/>
        </draw:path>
        <draw:path draw:style-name="gr4" draw:text-style-name="P15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 text:style-name="P1"/>
        </draw:path>
        <draw:path draw:style-name="gr4" draw:text-style-name="P15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 text:style-name="P1"/>
        </draw:path>
        <draw:path draw:style-name="gr4" draw:text-style-name="P15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Sean Ho</meta:initial-creator>
    <meta:creation-date>2008-04-07T15:25:07</meta:creation-date>
    <dc:creator>Sean Ho</dc:creator>
    <dc:date>2008-04-09T15:48:37</dc:date>
    <dc:language>en-US</dc:language>
    <meta:editing-cycles>10</meta:editing-cycles>
    <meta:editing-duration>PT59M34S</meta:editing-duration>
    <meta:user-defined meta:name="Info 1"/>
    <meta:user-defined meta:name="Info 2"/>
    <meta:user-defined meta:name="Info 3"/>
    <meta:user-defined meta:name="Info 4"/>
    <meta:document-statistic meta:object-count="185"/>
  </office:meta>
</office:document-meta>
</file>